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25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2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3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3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4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4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4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4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4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4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7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25df0ae" style:font-weight-asian="bold" style:font-weight-complex="bold"/>
    </style:style>
    <style:style style:name="T7" style:family="text">
      <style:text-properties fo:font-weight="bold" officeooo:rsid="001f533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6f4cdc" style:font-weight-asian="normal" style:font-weight-complex="normal"/>
    </style:style>
    <style:style style:name="T10" style:family="text">
      <style:text-properties fo:font-weight="normal" officeooo:rsid="020f9139" style:font-weight-asian="normal" style:font-weight-complex="normal"/>
    </style:style>
    <style:style style:name="T11" style:family="text">
      <style:text-properties fo:font-weight="normal" officeooo:rsid="0212018c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2333114" style:font-weight-asian="normal" style:font-weight-complex="normal"/>
    </style:style>
    <style:style style:name="T17" style:family="text">
      <style:text-properties fo:font-weight="normal" officeooo:rsid="025df0ae" style:font-weight-asian="normal" style:font-weight-complex="normal"/>
    </style:style>
    <style:style style:name="T18" style:family="text">
      <style:text-properties fo:font-weight="normal" officeooo:rsid="02090fdd" style:font-weight-asian="normal" style:font-weight-complex="normal"/>
    </style:style>
    <style:style style:name="T19" style:family="text">
      <style:text-properties fo:font-weight="normal" officeooo:rsid="027652b6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style:font-size-asian="10pt" style:font-size-complex="10pt"/>
    </style:style>
    <style:style style:name="T2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5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officeooo:rsid="0203ae44"/>
    </style:style>
    <style:style style:name="T38" style:family="text">
      <style:text-properties style:use-window-font-color="true" officeooo:rsid="021b28a6"/>
    </style:style>
    <style:style style:name="T39" style:family="text">
      <style:text-properties style:use-window-font-color="true" officeooo:rsid="02232b04"/>
    </style:style>
    <style:style style:name="T40" style:family="text">
      <style:text-properties style:use-window-font-color="true" fo:font-weight="normal" officeooo:rsid="02232b04" style:font-weight-asian="normal" style:font-weight-complex="normal"/>
    </style:style>
    <style:style style:name="T41" style:family="text">
      <style:text-properties style:use-window-font-color="true" fo:font-weight="normal" officeooo:rsid="02241c39" style:font-weight-asian="normal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fo:background-color="transparent" loext:char-shading-value="0"/>
    </style:style>
    <style:style style:name="T44" style:family="text">
      <style:text-properties fo:color="#000000" officeooo:rsid="020f9139" fo:background-color="transparent" loext:char-shading-value="0"/>
    </style:style>
    <style:style style:name="T45" style:family="text">
      <style:text-properties fo:color="#000000" officeooo:rsid="02444033" fo:background-color="transparent" loext:char-shading-value="0"/>
    </style:style>
    <style:style style:name="T46" style:family="text">
      <style:text-properties fo:color="#000000" officeooo:rsid="025a7e14" fo:background-color="transparent" loext:char-shading-value="0"/>
    </style:style>
    <style:style style:name="T4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0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1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92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93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94" style:family="text">
      <style:text-properties fo:color="#000000" officeooo:rsid="0108c802"/>
    </style:style>
    <style:style style:name="T95" style:family="text">
      <style:text-properties fo:color="#000000" officeooo:rsid="01b0e7bc"/>
    </style:style>
    <style:style style:name="T96" style:family="text">
      <style:text-properties fo:color="#000000" fo:font-weight="normal" style:font-weight-asian="normal" style:font-weight-complex="normal"/>
    </style:style>
    <style:style style:name="T97" style:family="text">
      <style:text-properties fo:color="#000000" fo:font-weight="normal" officeooo:rsid="020f9139" style:font-weight-asian="normal" style:font-weight-complex="normal"/>
    </style:style>
    <style:style style:name="T9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9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00" style:family="text">
      <style:text-properties fo:color="#000000" fo:font-style="normal" officeooo:rsid="00ffecf3" style:font-style-asian="normal" style:font-style-complex="normal"/>
    </style:style>
    <style:style style:name="T101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02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03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04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0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6" style:family="text">
      <style:text-properties officeooo:rsid="0026f121"/>
    </style:style>
    <style:style style:name="T107" style:family="text">
      <style:text-properties officeooo:rsid="002922b2"/>
    </style:style>
    <style:style style:name="T108" style:family="text">
      <style:text-properties officeooo:rsid="002b529c"/>
    </style:style>
    <style:style style:name="T109" style:family="text">
      <style:text-properties officeooo:rsid="00310b77"/>
    </style:style>
    <style:style style:name="T110" style:family="text">
      <style:text-properties officeooo:rsid="00354f96"/>
    </style:style>
    <style:style style:name="T111" style:family="text">
      <style:text-properties officeooo:rsid="00583f4a"/>
    </style:style>
    <style:style style:name="T112" style:family="text">
      <style:text-properties officeooo:rsid="005da7c2"/>
    </style:style>
    <style:style style:name="T113" style:family="text">
      <style:text-properties officeooo:rsid="0062f05c"/>
    </style:style>
    <style:style style:name="T114" style:family="text">
      <style:text-properties officeooo:rsid="006967fa"/>
    </style:style>
    <style:style style:name="T115" style:family="text">
      <style:text-properties officeooo:rsid="0074ed6a"/>
    </style:style>
    <style:style style:name="T116" style:family="text">
      <style:text-properties officeooo:rsid="0087c0e9"/>
    </style:style>
    <style:style style:name="T117" style:family="text">
      <style:text-properties officeooo:rsid="0088d114"/>
    </style:style>
    <style:style style:name="T118" style:family="text">
      <style:text-properties officeooo:rsid="008bcb31"/>
    </style:style>
    <style:style style:name="T119" style:family="text">
      <style:text-properties officeooo:rsid="008f96fd"/>
    </style:style>
    <style:style style:name="T120" style:family="text">
      <style:text-properties officeooo:rsid="00944f62"/>
    </style:style>
    <style:style style:name="T121" style:family="text">
      <style:text-properties officeooo:rsid="00c1f480"/>
    </style:style>
    <style:style style:name="T122" style:family="text">
      <style:text-properties officeooo:rsid="00c38da0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c69759" style:font-style-asian="normal" style:font-style-complex="normal"/>
    </style:style>
    <style:style style:name="T125" style:family="text">
      <style:text-properties fo:font-style="normal" officeooo:rsid="00c8cfcb" style:font-style-asian="normal" style:font-style-complex="normal"/>
    </style:style>
    <style:style style:name="T126" style:family="text">
      <style:text-properties fo:font-style="normal" officeooo:rsid="00ec0be4" style:font-style-asian="normal" style:font-style-complex="normal"/>
    </style:style>
    <style:style style:name="T127" style:family="text">
      <style:text-properties fo:font-style="normal" officeooo:rsid="01235414" style:font-style-asian="normal" style:font-style-complex="normal"/>
    </style:style>
    <style:style style:name="T128" style:family="text">
      <style:text-properties fo:font-style="normal" officeooo:rsid="011e084e" style:font-style-asian="normal" style:font-style-complex="normal"/>
    </style:style>
    <style:style style:name="T129" style:family="text">
      <style:text-properties fo:font-style="normal" officeooo:rsid="01e19718" style:font-style-asian="normal" style:font-style-complex="normal"/>
    </style:style>
    <style:style style:name="T130" style:family="text">
      <style:text-properties fo:font-style="normal" officeooo:rsid="024d426c" style:font-style-asian="normal" style:font-style-complex="normal"/>
    </style:style>
    <style:style style:name="T131" style:family="text">
      <style:text-properties fo:font-style="normal" officeooo:rsid="0250a7aa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officeooo:rsid="027f96a4" style:font-style-asian="normal" style:font-style-complex="normal"/>
    </style:style>
    <style:style style:name="T1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3" style:family="text">
      <style:text-properties style:text-underline-style="solid" style:text-underline-width="auto" style:text-underline-color="font-color"/>
    </style:style>
    <style:style style:name="T144" style:family="text">
      <style:text-properties style:text-underline-style="solid" style:text-underline-width="auto" style:text-underline-color="font-color" officeooo:rsid="002979bd"/>
    </style:style>
    <style:style style:name="T145" style:family="text">
      <style:text-properties style:text-underline-style="solid" style:text-underline-width="auto" style:text-underline-color="font-color" officeooo:rsid="00c1f480"/>
    </style:style>
    <style:style style:name="T146" style:family="text">
      <style:text-properties style:text-underline-style="solid" style:text-underline-width="auto" style:text-underline-color="font-color" officeooo:rsid="01096a7a"/>
    </style:style>
    <style:style style:name="T147" style:family="text">
      <style:text-properties style:text-underline-style="solid" style:text-underline-width="auto" style:text-underline-color="font-color" officeooo:rsid="013dee83"/>
    </style:style>
    <style:style style:name="T148" style:family="text">
      <style:text-properties style:text-underline-style="solid" style:text-underline-width="auto" style:text-underline-color="font-color" officeooo:rsid="016137c7"/>
    </style:style>
    <style:style style:name="T149" style:family="text">
      <style:text-properties officeooo:rsid="0101cbb6"/>
    </style:style>
    <style:style style:name="T150" style:family="text">
      <style:text-properties officeooo:rsid="01096a7a"/>
    </style:style>
    <style:style style:name="T151" style:family="text">
      <style:text-properties officeooo:rsid="012078fb"/>
    </style:style>
    <style:style style:name="T152" style:family="text">
      <style:text-properties fo:background-color="transparent" loext:char-shading-value="0"/>
    </style:style>
    <style:style style:name="T153" style:family="text">
      <style:text-properties officeooo:rsid="017dafe5" fo:background-color="transparent" loext:char-shading-value="0"/>
    </style:style>
    <style:style style:name="T154" style:family="text">
      <style:text-properties officeooo:rsid="01294f5b"/>
    </style:style>
    <style:style style:name="T155" style:family="text">
      <style:text-properties officeooo:rsid="0136ba4e"/>
    </style:style>
    <style:style style:name="T156" style:family="text">
      <style:text-properties officeooo:rsid="013f9640"/>
    </style:style>
    <style:style style:name="T157" style:family="text">
      <style:text-properties fo:font-variant="normal" fo:text-transform="none" fo:color="#000000" fo:letter-spacing="normal" officeooo:rsid="0143c357"/>
    </style:style>
    <style:style style:name="T158" style:family="text">
      <style:text-properties officeooo:rsid="01415871"/>
    </style:style>
    <style:style style:name="T159" style:family="text">
      <style:text-properties officeooo:rsid="0143c357"/>
    </style:style>
    <style:style style:name="T160" style:family="text">
      <style:text-properties officeooo:rsid="014fcb86"/>
    </style:style>
    <style:style style:name="T161" style:family="text">
      <style:text-properties officeooo:rsid="0152f2ad"/>
    </style:style>
    <style:style style:name="T162" style:family="text">
      <style:text-properties officeooo:rsid="015e1941"/>
    </style:style>
    <style:style style:name="T163" style:family="text">
      <style:text-properties officeooo:rsid="0167ecc5"/>
    </style:style>
    <style:style style:name="T164" style:family="text">
      <style:text-properties officeooo:rsid="016e7392"/>
    </style:style>
    <style:style style:name="T165" style:family="text">
      <style:text-properties officeooo:rsid="017107c6"/>
    </style:style>
    <style:style style:name="T166" style:family="text">
      <style:text-properties officeooo:rsid="017ad915"/>
    </style:style>
    <style:style style:name="T167" style:family="text">
      <style:text-properties officeooo:rsid="017df1c7"/>
    </style:style>
    <style:style style:name="T168" style:family="text">
      <style:text-properties officeooo:rsid="017e0cc5"/>
    </style:style>
    <style:style style:name="T169" style:family="text">
      <style:text-properties officeooo:rsid="018449d6"/>
    </style:style>
    <style:style style:name="T170" style:family="text">
      <style:text-properties officeooo:rsid="01a64a49"/>
    </style:style>
    <style:style style:name="T171" style:family="text">
      <style:text-properties officeooo:rsid="013dee83"/>
    </style:style>
    <style:style style:name="T172" style:family="text">
      <style:text-properties style:text-underline-style="none"/>
    </style:style>
    <style:style style:name="T173" style:family="text">
      <style:text-properties officeooo:rsid="01d4ab70"/>
    </style:style>
    <style:style style:name="T174" style:family="text">
      <style:text-properties officeooo:rsid="01d86f97"/>
    </style:style>
    <style:style style:name="T175" style:family="text">
      <style:text-properties officeooo:rsid="01d9d10b"/>
    </style:style>
    <style:style style:name="T176" style:family="text">
      <style:text-properties officeooo:rsid="01e0fbc1"/>
    </style:style>
    <style:style style:name="T177" style:family="text">
      <style:text-properties officeooo:rsid="01f272ca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officeooo:rsid="02090fdd"/>
    </style:style>
    <style:style style:name="T180" style:family="text">
      <style:text-properties officeooo:rsid="020e9077"/>
    </style:style>
    <style:style style:name="T181" style:family="text">
      <style:text-properties officeooo:rsid="020f9139"/>
    </style:style>
    <style:style style:name="T182" style:family="text">
      <style:text-properties officeooo:rsid="0226373f"/>
    </style:style>
    <style:style style:name="T183" style:family="text">
      <style:text-properties officeooo:rsid="022b0869"/>
    </style:style>
    <style:style style:name="T184" style:family="text">
      <style:text-properties officeooo:rsid="023047d4"/>
    </style:style>
    <style:style style:name="T185" style:family="text">
      <style:text-properties officeooo:rsid="02478cff"/>
    </style:style>
    <style:style style:name="T186" style:family="text">
      <style:text-properties officeooo:rsid="02007c83"/>
    </style:style>
    <style:style style:name="T187" style:family="text">
      <style:text-properties officeooo:rsid="024be79a"/>
    </style:style>
    <style:style style:name="T188" style:family="text">
      <style:text-properties officeooo:rsid="024d426c"/>
    </style:style>
    <style:style style:name="T189" style:family="text">
      <style:text-properties officeooo:rsid="024ede48"/>
    </style:style>
    <style:style style:name="T190" style:family="text">
      <style:text-properties officeooo:rsid="02517226"/>
    </style:style>
    <style:style style:name="T191" style:family="text">
      <style:text-properties officeooo:rsid="0251c3b5"/>
    </style:style>
    <style:style style:name="T192" style:family="text">
      <style:text-properties officeooo:rsid="0252245d"/>
    </style:style>
    <style:style style:name="T193" style:family="text">
      <style:text-properties officeooo:rsid="02536359"/>
    </style:style>
    <style:style style:name="T194" style:family="text">
      <style:text-properties officeooo:rsid="0254eee5"/>
    </style:style>
    <style:style style:name="T195" style:family="text">
      <style:text-properties officeooo:rsid="02567e97"/>
    </style:style>
    <style:style style:name="T196" style:family="text">
      <style:text-properties officeooo:rsid="0257b0db"/>
    </style:style>
    <style:style style:name="T197" style:family="text">
      <style:text-properties officeooo:rsid="01f3b3e2"/>
    </style:style>
    <style:style style:name="T198" style:family="text">
      <style:text-properties officeooo:rsid="025a7e14"/>
    </style:style>
    <style:style style:name="T199" style:family="text">
      <style:text-properties officeooo:rsid="001f533b"/>
    </style:style>
    <style:style style:name="T200" style:family="text">
      <style:text-properties officeooo:rsid="025edec6"/>
    </style:style>
    <style:style style:name="T201" style:family="text">
      <style:text-properties officeooo:rsid="026078b5"/>
    </style:style>
    <style:style style:name="T202" style:family="text">
      <style:text-properties officeooo:rsid="0261ad3d"/>
    </style:style>
    <style:style style:name="T203" style:family="text">
      <style:text-properties officeooo:rsid="02681ef8"/>
    </style:style>
    <style:style style:name="T204" style:family="text">
      <style:text-properties officeooo:rsid="026cf407"/>
    </style:style>
    <style:style style:name="T205" style:family="text">
      <style:text-properties officeooo:rsid="026f059b"/>
    </style:style>
    <style:style style:name="T206" style:family="text">
      <style:text-properties officeooo:rsid="0275d943"/>
    </style:style>
    <style:style style:name="T207" style:family="text">
      <style:text-properties officeooo:rsid="027698ea"/>
    </style:style>
    <style:style style:name="T208" style:family="text">
      <style:text-properties officeooo:rsid="027ade4e"/>
    </style:style>
    <style:style style:name="T209" style:family="text">
      <style:text-properties officeooo:rsid="027ae7ba"/>
    </style:style>
    <style:style style:name="T210" style:family="text">
      <style:text-properties officeooo:rsid="027c8bd9"/>
    </style:style>
    <style:style style:name="T211" style:family="text">
      <style:text-properties officeooo:rsid="02894c87"/>
    </style:style>
    <style:style style:name="T212" style:family="text">
      <style:text-properties officeooo:rsid="028da6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94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56"><text:a xlink:type="simple" xlink:href="http://mg4.consulting/" text:style-name="Internet_20_link" text:visited-style-name="Visited_20_Internet_20_Link"><text:span text:style-name="T31">http</text:span></text:a><text:a xlink:type="simple" xlink:href="http://mg4.consulting/" text:style-name="Internet_20_link" text:visited-style-name="Visited_20_Internet_20_Link"><text:span text:style-name="T32">s</text:span></text:a><text:a xlink:type="simple" xlink:href="http://mg4.consulting/" text:style-name="Internet_20_link" text:visited-style-name="Visited_20_Internet_20_Link"><text:span text:style-name="T31">://mg4.consulting</text:span></text:a></text:p>
          </table:table-cell>
          <table:table-cell table:style-name="Table1.A1" office:value-type="string">
            <text:p text:style-name="P17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16"><text:span text:style-name="T206">Ankeny</text:span>, <text:span text:style-name="T206">IA</text:span> <text:span text:style-name="T206">50021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10"><text:span text:style-name="T164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 </text:span><text:span text:style-name="T16">and</text:span><text:span text:style-name="T5"> technical lead</text:span><text:span text:style-name="T1"> </text:span><text:span text:style-name="T8">with </text:span><text:span text:style-name="T19">10</text:span><text:span text:style-name="T8"> years of</text:span><text:span text:style-name="T9"> </text:span><text:span text:style-name="T8">experience in industry. I specialize in building:</text:span></text:p>
            <text:list xml:id="list1071124503" text:style-name="L1">
              <text:list-item>
                <text:p text:style-name="P129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95">Notablist.com</text:span></text:a></text:p>
              </text:list-item>
              <text:list-item>
                <text:p text:style-name="P129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30"><text:span text:style-name="T2">p</text:span><text:span text:style-name="T1">rogramming tools</text:span>, such as compilers <text:span text:style-name="T165">and runtimes</text:span> for domain-specific languages</text:p>
              </text:list-item>
            </text:list>
          </table:table-cell>
        </table:table-row>
      </table:table>
      <text:p text:style-name="P5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107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121"><text:span text:style-name="T1">Ph.D., Computer Science</text:span><text:span text:style-name="T8">,</text:span><text:span text:style-name="T1"> </text:span>University of Cambridge</text:p>
            <text:list xml:id="list1697903098" text:style-name="L2">
              <text:list-item>
                <text:p text:style-name="P131"><text:span text:style-name="T20">Dissertation: </text:span><text:a xlink:type="simple" xlink:href="http://www.cl.cam.ac.uk/techreports/UCAM-CL-TR-781.pdf" text:style-name="Internet_20_link" text:visited-style-name="Visited_20_Internet_20_Link"><text:span text:style-name="T3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121"><text:span text:style-name="T1">Diplom Informatiker</text:span><text:span text:style-name="T8">,</text:span><text:span text:style-name="T1"> </text:span>Technische Universität Berlin</text:p>
            <text:list xml:id="list2034498526" text:style-name="L3">
              <text:list-item>
                <text:p text:style-name="P132"><text:span text:style-name="T21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6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3"><text:span text:style-name="T1">B.Sc., Computer Science</text:span><text:span text:style-name="T8">,</text:span><text:span text:style-name="T1"> </text:span>Oklahoma State University <text:span text:style-name="T166">Tulsa</text:span>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09"><text:span text:style-name="T170">Skills</text:span> </text:p>
          </table:table-cell>
        </table:table-row>
        <table:table-row>
          <table:table-cell table:style-name="Table4.A1" office:value-type="string">
            <text:p text:style-name="P27">Languages</text:p>
          </table:table-cell>
          <table:table-cell table:style-name="Table4.A1" office:value-type="string">
            <text:p text:style-name="P15">English (native); German (fluent)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4">Java; <text:span text:style-name="T109">Python; TypeScript; </text:span>C++; <text:span text:style-name="T163">C; </text:span>SQL; <text:span text:style-name="T150">C#; </text:span>JavaScript; <text:span text:style-name="T208">Scala</text:span>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4">Thrift; Protobufs; <text:span text:style-name="T203">Flask;</text:span> <text:span text:style-name="T114">Bootstrap; Knockout.js; React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4"><text:span text:style-name="T111">ElasticSearch; </text:span>MongoDB; <text:span text:style-name="T111">Redis; PostgreSQL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4">Windows; Debian- <text:span text:style-name="T161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115">s</text:span></text:p>
          </table:table-cell>
          <table:table-cell table:style-name="Table4.A1" office:value-type="string">
            <text:p text:style-name="P14"><text:span text:style-name="T160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4">Git; Subversion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2"/>
          </table:table-cell>
          <table:table-cell table:style-name="Table5.B1" office:value-type="string">
            <text:p text:style-name="P111">Work Experience</text:p>
          </table:table-cell>
        </table:table-row>
        <table:table-row>
          <table:table-cell table:style-name="Table5.A3" office:value-type="string">
            <text:p text:style-name="P28"><text:span text:style-name="T185">0</text:span>4/2018 <text:span text:style-name="T132">– </text:span><text:span text:style-name="T136">4/2019</text:span></text:p>
          </table:table-cell>
          <table:table-cell table:style-name="Table5.B2" office:value-type="string">
            <text:p text:style-name="P99"><text:span text:style-name="T67">Software architect and technical lead</text:span><text:span text:style-name="T61"> </text:span><text:span text:style-name="T77">at</text:span><text:span text:style-name="T60"> </text:span><text:a xlink:type="simple" xlink:href="https://www.asemio.com/" text:style-name="Internet_20_link" text:visited-style-name="Visited_20_Internet_20_Link"><text:span text:style-name="T72">Asemio, LLC</text:span></text:a><text:span text:style-name="T74"> </text:span><text:span text:style-name="T75">/ Tulsa, OK</text:span></text:p>
            <text:p text:style-name="P73">Asemio is a technology consulting company for community data systems. <text:span text:style-name="T212">The company</text:span> <text:span text:style-name="T211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40">Responsibilities</text:p>
          </table:table-cell>
          <table:table-cell table:style-name="Table5.B3" office:value-type="string">
            <text:p text:style-name="P80">Project planning: <text:span text:style-name="T177">user story mapping, release design, technical architecture, time estimation</text:span> </text:p>
            <text:p text:style-name="P80">Subject matter expertise: responding<text:span text:style-name="T197"> to RFPs and other internal and external needs for technical expertise</text:span></text:p>
            <text:p text:style-name="P82"><text:span text:style-name="T205">Technical leadership</text:span>: mentoring junior developers, code reviews, process development, <text:span text:style-name="T207">flower arranging</text:span></text:p>
            <text:p text:style-name="P81">Recruiting: outreach, reviewing resumes, <text:span text:style-name="T204">coordinating,</text:span> interviewing</text:p>
            <text:p text:style-name="P64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1"><text:span text:style-name="T185">0</text:span>7/2012 – </text:p>
          </table:table-cell>
          <table:table-cell table:style-name="Table5.B4" office:value-type="string">
            <text:p text:style-name="P70"><text:span text:style-name="T23">Independent software consultant </text:span><text:span text:style-name="T28">at</text:span><text:span text:style-name="T24"> </text:span><text:a xlink:type="simple" xlink:href="https://mg4.consulting/" text:style-name="Internet_20_link" text:visited-style-name="Visited_20_Internet_20_Link"><text:span text:style-name="T51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5" office:value-type="string">
            <text:p text:style-name="P48">12/2011 – <text:span text:style-name="T185">0</text:span>6/2012</text:p>
          </table:table-cell>
          <table:table-cell table:style-name="Table5.B5" office:value-type="string">
            <text:p text:style-name="P92">Software architect and full-stack developer <text:span text:style-name="T8">at</text:span> Grokio, LLC<text:span text:style-name="T137"> / New York, NY</text:span></text:p>
            <text:p text:style-name="P72">GrokIO was a business intelligence startup I co-founded.</text:p>
          </table:table-cell>
        </table:table-row>
        <table:table-row>
          <table:table-cell table:style-name="Table5.A6" office:value-type="string">
            <text:p text:style-name="P48"><text:span text:style-name="T185">0</text:span>8/2011 – 12/2011</text:p>
          </table:table-cell>
          <table:table-cell table:style-name="Table5.B6" office:value-type="string">
            <text:p text:style-name="P91">Software architect and backend developer <text:span text:style-name="T8">at</text:span> <text:a xlink:type="simple" xlink:href="http://birchbox.com/" text:style-name="Internet_20_link" text:visited-style-name="Visited_20_Internet_20_Link"><text:span text:style-name="T37">Birchbox Inc.</text:span></text:a><text:span text:style-name="T178"> </text:span><text:span text:style-name="T137">/ New York, NY</text:span></text:p>
            <text:p text:style-name="P67"><text:span text:style-name="T138">Birchbox </text:span><text:span text:style-name="T139">is </text:span><text:span text:style-name="T137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49"><text:span text:style-name="T185">0</text:span>5/2011 – <text:span text:style-name="T185">0</text:span>8/2011</text:p>
          </table:table-cell>
          <table:table-cell table:style-name="Table5.B7" office:value-type="string">
            <text:p text:style-name="P93">Backend developer <text:span text:style-name="T8">at</text:span> <text:a xlink:type="simple" xlink:href="http://chartbeat.com/" text:style-name="Internet_20_link" text:visited-style-name="Visited_20_Internet_20_Link"><text:span text:style-name="T37">Chartbeat Inc.</text:span></text:a> <text:span text:style-name="T140">/ New York, NY</text:span></text:p>
            <text:p text:style-name="P68"><text:span text:style-name="T141">Chartbeat </text:span><text:span text:style-name="T142">is </text:span><text:span text:style-name="T140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0">10/2010 – <text:span text:style-name="T185">0</text:span>4/2011</text:p>
          </table:table-cell>
          <table:table-cell table:style-name="Table5.B8" office:value-type="string">
            <text:p text:style-name="P69">Software engineer <text:span text:style-name="T8">at</text:span> IBM Research<text:span text:style-name="T178"> </text:span><text:span text:style-name="T140">/ Hawthorne, NY</text:span></text:p>
          </table:table-cell>
        </table:table-row>
        <table:table-row table:style-name="Table5.9">
          <table:table-cell table:style-name="Table5.A9" office:value-type="string">
            <text:p text:style-name="P50"><text:span text:style-name="T185">0</text:span>1/2009 – <text:span text:style-name="T185">0</text:span>7/2010</text:p>
          </table:table-cell>
          <table:table-cell table:style-name="Table5.B9" office:value-type="string">
            <text:p text:style-name="P94">Programmer / Analyst <text:span text:style-name="T8">at</text:span> NEC High Performance Computing Europe <text:span text:style-name="T180">GmbH</text:span><text:span text:style-name="T8"> / Stutgart, Germany</text:span></text:p>
          </table:table-cell>
        </table:table-row>
      </table:table>
      <text:p text:style-name="P6"/>
      <text:p text:style-name="P3"><text:soft-page-break/></text:p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1">Projects</text:p>
          </table:table-cell>
        </table:table-row>
        <table:table-row>
          <table:table-cell table:style-name="WorkExperience.A1" office:value-type="string">
            <text:p text:style-name="P52"><text:span text:style-name="T187">0</text:span>4/2018 <text:span text:style-name="T186">– 4/2019</text:span></text:p>
          </table:table-cell>
          <table:table-cell table:style-name="WorkExperience.A1" office:value-type="string">
            <text:p text:style-name="P97"><text:span text:style-name="T64">Privacy-preserving record </text:span><text:span text:style-name="T66">linker </text:span><text:span text:style-name="T82">at</text:span><text:span text:style-name="T65"> </text:span><text:a xlink:type="simple" xlink:href="https://www.asemio.com/" text:style-name="Internet_20_link" text:visited-style-name="Visited_20_Internet_20_Link"><text:span text:style-name="T73">Asemio, LLC</text:span></text:a><text:span text:style-name="T63"> </text:span><text:span text:style-name="T78">/ </text:span><text:span text:style-name="T81">Tulsa, OK</text:span>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64">Designed and <text:span text:style-name="T201">implemented</text:span> <text:span text:style-name="T198">a privacy-preserving record linker for determining overlap between HIPAA and FERPA protected data sets, using the Sharemind platform for secure multi-party computation, Python libraries and scripts, and C++</text:span></text:p>
            <text:p text:style-name="P65"><text:span text:style-name="T209">Wrote a white paper describing the record linking process and comparing</text:span> <text:span text:style-name="T210">its</text:span> results to plaintext record linking with deterministic and probabilistic algorithms</text:p>
            <text:p text:style-name="P85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82"/>
          </table:table-cell>
        </table:table-row>
        <table:table-row>
          <table:table-cell table:style-name="WorkExperience.A1" office:value-type="string">
            <text:p text:style-name="P53"><text:span text:style-name="T187">0</text:span>4/2018 <text:span text:style-name="T186">– 4/2019</text:span></text:p>
          </table:table-cell>
          <table:table-cell table:style-name="WorkExperience.A1" office:value-type="string">
            <text:p text:style-name="P83"><text:span text:style-name="T104">Community asset mapping platform</text:span><text:span text:style-name="T101"> </text:span><text:span text:style-name="T46">at</text:span><text:span text:style-name="T102"> </text:span><text:a xlink:type="simple" xlink:href="https://www.asemio.com/" text:style-name="Internet_20_link" text:visited-style-name="Visited_20_Internet_20_Link"><text:span text:style-name="T105">Asemio, LLC</text:span></text:a><text:span text:style-name="T103"> </text:span><text:span text:style-name="T44">/ </text:span><text:span text:style-name="T45">Tulsa, OK</text:span></text:p>
          </table:table-cell>
        </table:table-row>
        <table:table-row>
          <table:table-cell table:style-name="WorkExperience.A1" office:value-type="string">
            <text:p text:style-name="P55"/>
          </table:table-cell>
          <table:table-cell table:style-name="WorkExperience.A1" office:value-type="string">
            <text:p text:style-name="P84"><text:span text:style-name="T202">Designed and implemented</text:span> a <text:span text:style-name="T200">web application</text:span> for tracking community assets such as service organizations, funders, collaboratives, data sharing platforms, et al. <text:span text:style-name="T200">The web application was developed</text:span> <text:span text:style-name="T200">with </text:span>TypeScript+React.js, Python+Flask, and a neo4j graph database. <text:span text:style-name="T200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47"><text:span text:style-name="T189">06/2017</text:span> –</text:p>
          </table:table-cell>
          <table:table-cell table:style-name="WorkExperience.A1" office:value-type="string">
            <text:p text:style-name="P100"><text:span text:style-name="T92">Motivated Cognition </text:span><text:span text:style-name="T93">experimen</text:span><text:span text:style-name="T91">t </text:span><text:span text:style-name="T79">at</text:span><text:span text:style-name="T91"> Columbia University</text:span><text:span text:style-name="T79"> / </text:span><text:span text:style-name="T81">New York, NY</text:span></text:p>
            <text:p text:style-name="P71"><text:span text:style-name="T152">Motivated Cognition is a psychology research experiment investigating the effects of cognitive bias </text:span><text:span text:style-name="T153">o</text:span><text:span text:style-name="T152">n our consumption of information online.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115"><text:span text:style-name="T156">Created a complete web application from high-level requirements, using TypeScript, Knockout.js, and webpack on the frontend; Java with micro</text:span>services, <text:span text:style-name="T159">YAML configuration, and MongoDB persistence on the backend; generated</text:span><text:span text:style-name="T157"> code for models and services in TypeScript and Java; </text:span><text:span text:style-name="T159">Jenkins continuous integration; and Docker deployment</text:span></text:p>
            <text:p text:style-name="P116">Translated screens from a graphic designer into pixel-perfect CSS and HTML</text:p>
            <text:p text:style-name="P102">Integrated <text:span text:style-name="T158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44"><text:span text:style-name="T130">0</text:span><text:span text:style-name="T126">4</text:span><text:span text:style-name="T123">/201</text:span><text:span text:style-name="T128">7</text:span><text:span text:style-name="T123"> – </text:span><text:span text:style-name="T130">0</text:span><text:span text:style-name="T128">5</text:span><text:span text:style-name="T123">/201</text:span><text:span text:style-name="T128">7</text:span></text:p>
          </table:table-cell>
          <table:table-cell table:style-name="WorkExperience.A1" office:value-type="string">
            <text:p text:style-name="P90">Drug name comparison project <text:span text:style-name="T18">for</text:span><text:span text:style-name="T179"> </text:span><text:span text:style-name="T100">PSW Applied Research Inc.</text:span><text:span text:style-name="T98"> / Toronto, </text:span><text:span text:style-name="T99">ON</text:span></text:p>
          </table:table-cell>
        </table:table-row>
        <table:table-row>
          <table:table-cell table:style-name="WorkExperience.A1" office:value-type="string">
            <text:p text:style-name="P41"/>
          </table:table-cell>
          <table:table-cell table:style-name="WorkExperience.A1" office:value-type="string">
            <text:p text:style-name="P74">Implemented Kondrak‘s phonetic alignment and similarity algorithm (ALINE) <text:span text:style-name="T151">and a bigram-based orthographic algorithm (BI-SIM) </text:span>as a PostgreSQL C extension</text:p>
            <text:p text:style-name="P88"><text:span text:style-name="T16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43"><text:span text:style-name="T131">0</text:span><text:span text:style-name="T126">4</text:span><text:span text:style-name="T123">/201</text:span><text:span text:style-name="T127">6</text:span><text:span text:style-name="T123"> – </text:span><text:span text:style-name="T131">0</text:span><text:span text:style-name="T129">4/2018</text:span></text:p>
          </table:table-cell>
          <table:table-cell table:style-name="WorkExperience.A1" office:value-type="string">
            <text:p text:style-name="P100"><text:span text:style-name="T90">F</text:span><text:span text:style-name="T89">ull-stack development </text:span><text:span text:style-name="T76">for</text:span><text:span text:style-name="T89"> Polygon Analytics </text:span><text:span text:style-name="T91">Ltd.</text:span><text:span text:style-name="T79"> /</text:span><text:span text:style-name="T80"> Edinburgh, Scotland</text:span></text:p>
          </table:table-cell>
        </table:table-row>
        <table:table-row>
          <table:table-cell table:style-name="WorkExperience.A1" office:value-type="string">
            <text:p text:style-name="P42"/>
          </table:table-cell>
          <table:table-cell table:style-name="WorkExperience.A1" office:value-type="string">
            <text:p text:style-name="P101"><text:span text:style-name="T154">Designed and implemented proprietary software </text:span>in <text:span text:style-name="T155">C++</text:span> and Python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96"/>
          </table:table-cell>
        </table:table-row>
        <table:table-row>
          <table:table-cell table:style-name="WorkExperience.A1" office:value-type="string">
            <text:p text:style-name="P45"><text:span text:style-name="T190">0</text:span>9/2014 –</text:p>
          </table:table-cell>
          <table:table-cell table:style-name="WorkExperience.A1" office:value-type="string">
            <text:p text:style-name="P127"><text:a xlink:type="simple" xlink:href="https://notablist.com/" text:style-name="Internet_20_link" text:visited-style-name="Visited_20_Internet_20_Link"><text:span text:style-name="T57">Notablist</text:span></text:a><text:span text:style-name="T48"> </text:span><text:span text:style-name="T49">email </text:span><text:span text:style-name="T50">newsletter </text:span><text:span text:style-name="T49">search engine</text:span><text:span text:style-name="T84"> </text:span><text:span text:style-name="T85">for</text:span><text:span text:style-name="T52"> </text:span><text:a xlink:type="simple" xlink:href="https://notablist.com/" text:style-name="Internet_20_link" text:visited-style-name="Visited_20_Internet_20_Link">Notablist, Inc.</text:a><text:span text:style-name="T55"> </text:span><text:span text:style-name="T85">/ New York, NY</text:span></text:p>
            <text:p text:style-name="P120"><text:span text:style-name="T124">Notablist indexes millions of email newsletters from hundreds of thousands of publishers and provides </text:span><text:span text:style-name="T125">both a search interface </text:span><text:span text:style-name="T124">and real-time change alerts to users.</text:span></text:p>
          </table:table-cell>
        </table:table-row>
        <table:table-row>
          <table:table-cell table:style-name="WorkExperience.A1" office:value-type="string">
            <text:p text:style-name="P128"/>
          </table:table-cell>
          <table:table-cell table:style-name="WorkExperience.A1" office:value-type="string">
            <text:p text:style-name="P106"><text:span text:style-name="T171">Backend p</text:span>rototyping in Python<text:span text:style-name="T172">:</text:span></text:p>
            <text:list xml:id="list114545774205317" text:continue-list="list1071124503" text:style-name="L1">
              <text:list-item>
                <text:p text:style-name="P133"><text:span text:style-name="T113">Classified signup responses and mapped form inputs </text:span>using numpy/scipy/scikit-learn</text:p>
              </text:list-item>
            </text:list>
            <text:p text:style-name="P89"><text:span text:style-name="T147">Backend p</text:span><text:span text:style-name="T143">roduction rewrite in Java</text:span>:</text:p>
            <text:list xml:id="list114546330072553" text:continue-numbering="true" text:style-name="L1">
              <text:list-item>
                <text:p text:style-name="P136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36"><text:span text:style-name="T112">Implemented </text:span>Guice-injected Java <text:span text:style-name="T117">micro-</text:span>service<text:span text:style-name="T112">s </text:span>that encapsulated MongoDB collections; ElasticSearch indices; <text:span text:style-name="T118">Redis databases; S3 buckets; </text:span>screenshotting <text:span text:style-name="T112">and signups </text:span>with Selenium; <text:span text:style-name="T11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37">Designed and implemented <text:span text:style-name="T120">a scalable distributed system</text:span> for <text:span text:style-name="T119">processing</text:span> Common Crawl WARC records and submitting newsletter signups</text:p>
              </text:list-item>
              <text:list-item>
                <text:p text:style-name="P138"><text:span text:style-name="T175">Reported metrics</text:span> to InfluxDB</text:p>
              </text:list-item>
              <text:list-item>
                <text:p text:style-name="P139"><text:span text:style-name="T174">Created</text:span> <text:span text:style-name="T116">administrative</text:span> user interface in Vaadin</text:p>
              </text:list-item>
              <text:list-item>
                <text:p text:style-name="P140">Set up Jenkins continuous integration</text:p>
              </text:list-item>
              <text:list-item>
                <text:p text:style-name="P141"><text:span text:style-name="T162">Deployed with </text:span>Docker+Compose on real hardware</text:p>
              </text:list-item>
            </text:list>
            <text:p text:style-name="P105"><text:soft-page-break/><text:span text:style-name="T148">Frontend</text:span>:</text:p>
            <text:list xml:id="list114546405777608" text:continue-numbering="true" text:style-name="L1">
              <text:list-item>
                <text:p text:style-name="P142">Assumed responsibility for <text:span text:style-name="T167">a </text:span>three year-old Bootstrap+Backbone.js+Marionette.js code base in JavaScript</text:p>
              </text:list-item>
              <text:list-item>
                <text:p text:style-name="P142">Incrementally migrated code to TypeScript <text:span text:style-name="T176">with Knockout.js</text:span></text:p>
              </text:list-item>
              <text:list-item>
                <text:p text:style-name="P142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96"/>
          </table:table-cell>
        </table:table-row>
        <table:table-row>
          <table:table-cell table:style-name="WorkExperience.A1" office:value-type="string">
            <text:p text:style-name="P24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WorkExperience.A1" office:value-type="string">
            <text:p text:style-name="P96"><text:span text:style-name="T25">Development of the </text:span><text:a xlink:type="simple" xlink:href="http://muninn-project.org/" text:style-name="Internet_20_link" text:visited-style-name="Visited_20_Internet_20_Link"><text:span text:style-name="T59">Muninn Project</text:span></text:a><text:span text:style-name="T58"> </text:span><text:span text:style-name="T83">for</text:span><text:span text:style-name="T62"> </text:span><text:span text:style-name="T71">PSW Applied Research Inc.</text:span><text:span text:style-name="T69"> / Toronto, </text:span><text:span text:style-name="T70">ON</text:span></text:p>
          </table:table-cell>
        </table:table-row>
        <table:table-row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9">Created a command-line <text:span text:style-name="T149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2">http://blog.muninn-project.org/node/79</text:span></text:a>) <text:span text:style-name="T149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2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46"><text:span text:style-name="T188">0</text:span>3/2013 – <text:span text:style-name="T188">0</text:span>7/2013</text:p>
          </table:table-cell>
          <table:table-cell table:style-name="WorkExperience.A1" office:value-type="string">
            <text:p text:style-name="P123"><text:a xlink:type="simple" xlink:href="http://txtmrkt.com/" text:style-name="Internet_20_link" text:visited-style-name="Visited_20_Internet_20_Link"><text:span text:style-name="T43">Txtmrkt</text:span></text:a><text:span text:style-name="T42">, a marketplace for digital publications</text:span><text:span text:style-name="T96"> / </text:span><text:span text:style-name="T97">New York, NY</text:span></text:p>
          </table:table-cell>
        </table:table-row>
        <table:table-row>
          <table:table-cell table:style-name="WorkExperience.A1" office:value-type="string">
            <text:p text:style-name="P31"/>
          </table:table-cell>
          <table:table-cell table:style-name="WorkExperience.A1" office:value-type="string">
            <text:p text:style-name="P114">Designed and implemented a Model-View-Controller-based Java web application with Guice-injected <text:span text:style-name="T156">micro</text:span>services backed by Amazon S3</text:p>
            <text:p text:style-name="P114">Authenticated and authorized users with Shiro</text:p>
            <text:p text:style-name="P87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19"><text:span text:style-name="T191">0</text:span>7/2012 –</text:p>
          </table:table-cell>
          <table:table-cell table:style-name="WorkExperience.A1" office:value-type="string">
            <text:p text:style-name="P126"><text:a xlink:type="simple" xlink:href="http://terascript.com/" text:style-name="Internet_20_link" text:visited-style-name="Visited_20_Internet_20_Link"><text:span text:style-name="T56">TeraScript</text:span></text:a><text:span text:style-name="T47"> </text:span><text:span text:style-name="T53">product suite </text:span><text:span text:style-name="T87">for</text:span><text:span text:style-name="T51"> </text:span><text:a xlink:type="simple" xlink:href="http://www.tronics.com/" text:style-name="Internet_20_link" text:visited-style-name="Visited_20_Internet_20_Link"><text:span text:style-name="T54">Tronics Software, LLC</text:span></text:a><text:span text:style-name="T86"> / El Dorado, CA</text:span></text:p>
            <text:p text:style-name="P66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19"/>
          </table:table-cell>
          <table:table-cell table:style-name="WorkExperience.A1" office:value-type="string">
            <text:p text:style-name="P95"><text:span text:style-name="T143">TeraScript </text:span><text:span text:style-name="T144">Server </text:span><text:span text:style-name="T143">8</text:span>:</text:p>
            <text:p text:style-name="P76">Rewrote TeraScript 7 in Java while maintaining strict backwards compatibility:</text:p>
            <text:list xml:id="list114545967151654" text:continue-numbering="true" text:style-name="L1">
              <text:list-item>
                <text:p text:style-name="P143"><text:span text:style-name="T173">Grammar</text:span>-based compilers for <text:span text:style-name="T122">TML</text:span> and associated little languages <text:span text:style-name="T173">using ANTLR</text:span></text:p>
              </text:list-item>
              <text:list-item>
                <text:p text:style-name="P143">Tree interpreters for TML, <text:span text:style-name="T122">TAF, and TCF</text:span></text:p>
              </text:list-item>
              <text:list-item>
                <text:p text:style-name="P145">Versioned OSGi <text:span text:style-name="T106">bundles with Maven and Apache Felix</text:span></text:p>
              </text:list-item>
              <text:list-item>
                <text:p text:style-name="P144">Library of standard functions, <text:span text:style-name="T107">primitive types, and collections</text:span> with extensive unit tests</text:p>
              </text:list-item>
            </text:list>
            <text:p text:style-name="P104"><text:span text:style-name="T143">TeraScript </text:span><text:span text:style-name="T144">Server </text:span><text:span text:style-name="T143">7</text:span> (formerly Witango <text:span text:style-name="T108">Server</text:span>):</text:p>
            <text:p text:style-name="P61">Reorganized, cleaned up, and modernized a 17-year-old C++ code base and addressed numerous bugs and feature requests for the server's first major release in over two years; <text:span text:style-name="T110">now in maintenance releases</text:span></text:p>
            <text:p text:style-name="P61">Eliminated diverging platform-specific build systems (on Win32, Linux, and OS X) in favor of CMake and ported the code base to Win64 using Visual C++ 2012</text:p>
            <text:p text:style-name="P61">Designed and implemented a SQL generator that visits dialect-specific trees of SQL-99 constructs</text:p>
            <text:p text:style-name="P77"><text:span text:style-name="T145">TeraScribe 8</text:span>:</text:p>
            <text:p text:style-name="P62">Reorganized <text:span text:style-name="T12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8"><text:span text:style-name="T146">Subcontracting</text:span>:</text:p>
            <text:p text:style-name="P63">Debugged production installations of TeraScript Server 7 and 8</text:p>
            <text:p text:style-name="P86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19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9">12/2011 – <text:span text:style-name="T188">0</text:span>6/2012</text:p>
          </table:table-cell>
          <table:table-cell table:style-name="WorkExperience.A1" office:value-type="string">
            <text:p text:style-name="P123">Haystack <text:span text:style-name="T183">business intelligence</text:span> platform <text:span text:style-name="T10">for </text:span><text:span text:style-name="T181">Grokio, LLC </text:span><text:span text:style-name="T10">/ New York, </text:span><text:span text:style-name="T11">NY</text:span></text:p>
          </table:table-cell>
        </table:table-row>
        <table:table-row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60">Designed an agent (Python) and manager (Java with Spring Security+MVC and Guice) architecture for gathering, storing, and querying time series data and metadata</text:p>
            <text:list xml:id="list174944938" text:style-name="L4">
              <text:list-header>
                <text:p text:style-name="P135">Implemented time series databases from scratch using relational tables and memory-mapped files</text:p>
                <text:p text:style-name="P134">Wrote RFC 3986 grammar-based URL and URN parsers using Ragel (Java) and pyparsing (Python)</text:p>
                <text:p text:style-name="P134">Generated service interfaces in Java and Python with custom Protocol Buffers compiler plugins</text:p>
              </text:list-header>
            </text:list>
            <text:p text:style-name="P75">Coded agent plugins in Java and Python for discovering and fetching metric metadata and data:</text:p>
            <text:list xml:id="list114547593709528" text:continue-numbering="true" text:style-name="L4">
              <text:list-item>
                <text:p text:style-name="P146">Open source monitoring systems: Nagios, Ganglia, collectl, Graphite</text:p>
              </text:list-item>
              <text:list-item>
                <text:p text:style-name="P146">Open source server software: Apache httpd, nginx, MySQL, memcached, MongoDB, JMX</text:p>
              </text:list-item>
              <text:list-item>
                <text:p text:style-name="P146">Platform interfaces: procfs, sysctl, WMI, SNMP</text:p>
              </text:list-item>
              <text:list-item>
                <text:p text:style-name="P146"><text:soft-page-break/>Third party APIs: Google Analytics, MailChimp, Spring Social, Amazon CloudWatch</text:p>
              </text:list-item>
            </text:list>
            <text:p text:style-name="P103">Supervised user experience and graphic designers in Ukraine</text:p>
            <text:p text:style-name="P75">Implemented a client-side user interface with the Google Web Toolkit, starting from wireframes:</text:p>
            <text:list xml:id="list114546653904100" text:continue-numbering="true" text:style-name="L4">
              <text:list-item>
                <text:p text:style-name="P146">Architectural best practices: Model-View-Presenter; event bus; activities and places</text:p>
              </text:list-item>
              <text:list-item>
                <text:p text:style-name="P146">Custom widgets: date time range picker, cell table pager, search box, selection tree</text:p>
              </text:list-item>
              <text:list-item>
                <text:p text:style-name="P146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3"/>
          </table:table-cell>
        </table:table-row>
        <table:table-row>
          <table:table-cell table:style-name="WorkExperience.A1" office:value-type="string">
            <text:p text:style-name="P19"><text:span text:style-name="T192">0</text:span>8/2011 – 12/2011</text:p>
          </table:table-cell>
          <table:table-cell table:style-name="WorkExperience.A1" office:value-type="string">
            <text:p text:style-name="P125"><text:span text:style-name="T22">Backend development </text:span><text:span text:style-name="T26">and software architecture</text:span><text:span text:style-name="T22"> </text:span><text:span text:style-name="T27">for</text:span><text:span text:style-name="T22"> </text:span><text:a xlink:type="simple" xlink:href="http://birchbox.com/" text:style-name="Internet_20_link" text:visited-style-name="Visited_20_Internet_20_Link"><text:span text:style-name="T33">Birchbox Inc.</text:span></text:a><text:span text:style-name="T34"> / </text:span><text:span text:style-name="T35">New York, NY</text:span></text:p>
          </table:table-cell>
        </table:table-row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113">Designed, implemented, documented, and successfully deployed warehouse integration code in Java (backend) and PHP (administrative frontend)</text:p>
            <text:p text:style-name="P112">Wrote a Thrift compiler and targets in Python+pyparsing to generate Java and PHP from Thrift definitions</text:p>
            <text:p text:style-name="P11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3"/>
          </table:table-cell>
        </table:table-row>
        <table:table-row>
          <table:table-cell table:style-name="WorkExperience.A1" office:value-type="string">
            <text:p text:style-name="P19"><text:span text:style-name="T192">0</text:span>5/2011 – <text:span text:style-name="T192">0</text:span>8/2011</text:p>
          </table:table-cell>
          <table:table-cell table:style-name="WorkExperience.A1" office:value-type="string">
            <text:p text:style-name="P123">Benchmarking server stacks in order to provision EC2 instances <text:span text:style-name="T8">at</text:span> <text:a xlink:type="simple" xlink:href="http://chartbeat.com/" text:style-name="Internet_20_link" text:visited-style-name="Visited_20_Internet_20_Link"><text:span text:style-name="T38">Chartbeat Inc.</text:span></text:a><text:span text:style-name="T8"> / </text:span><text:span text:style-name="T12">New York, NY</text:span> </text:p>
          </table:table-cell>
        </table:table-row>
        <table:table-row>
          <table:table-cell table:style-name="WorkExperience.A1" office:value-type="string">
            <text:p text:style-name="P35"/>
            <text:p text:style-name="P23"/>
            <text:p text:style-name="P23"/>
          </table:table-cell>
          <table:table-cell table:style-name="WorkExperience.A1" office:value-type="string">
            <text:p text:style-name="P112">Synthesized a realistic benchmark for front-line web servers from statistical analyses of nginx access logs</text:p>
            <text:p text:style-name="P112">Significantly reduced network bandwidth and latency on <text:s/>production servers with targeted optimizations</text:p>
            <text:p text:style-name="P11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<text:span text:style-name="T192">0</text:span>4/2011</text:p>
          </table:table-cell>
          <table:table-cell table:style-name="WorkExperience.A1" office:value-type="string">
            <text:p text:style-name="P123">File I/O library for <text:a xlink:type="simple" xlink:href="http://x10-lang.org/" text:style-name="Internet_20_link" text:visited-style-name="Visited_20_Internet_20_Link"><text:span text:style-name="T42">X10</text:span></text:a><text:span text:style-name="T29"> </text:span><text:span text:style-name="T40">at</text:span><text:span text:style-name="T39"> IBM Research </text:span><text:span text:style-name="T40">/ Hawthorne, NY</text:span></text:p>
            <text:p text:style-name="P117"><text:span text:style-name="T41">X10 is </text:span><text:span text:style-name="T40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6"/>
          </table:table-cell>
          <table:table-cell table:style-name="WorkExperience.A1" office:value-type="string">
            <text:p text:style-name="P57">Designed, implemented, <text:s/>tested, and documented a new low-overhead, buffer-based file library for X10:</text:p>
            <text:list xml:id="list114547175712609" text:continue-numbering="true" text:style-name="L4">
              <text:list-item>
                <text:p text:style-name="P149">inspired by POSIX, FUSE, Boost.Filesystem, and Java NIO.2</text:p>
              </text:list-item>
              <text:list-item>
                <text:p text:style-name="P149">X10 and native code for the Java and C++ source-to-source compilation backends</text:p>
              </text:list-item>
              <text:list-item>
                <text:p text:style-name="P149">Scatter/gather I/O, aligned buffers, memory-mapped files, advisory locking</text:p>
                <text:p text:style-name="P151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41">
          <table:table-cell table:style-name="WorkExperience.A1" office:value-type="string">
            <text:p text:style-name="P19"><text:span text:style-name="T193">0</text:span>1/2009 – <text:span text:style-name="T193">0</text:span>7/2010</text:p>
          </table:table-cell>
          <table:table-cell table:style-name="WorkExperience.A1" office:value-type="string">
            <text:p text:style-name="P123"><text:a xlink:type="simple" xlink:href="http://www.nec.com/en/global/solutions/hpc/storage/lxfs.html" text:style-name="Internet_20_link" text:visited-style-name="Visited_20_Internet_20_Link"><text:span text:style-name="T42">LXFS</text:span></text:a>: fast and reliable data storage for <text:span text:style-name="T184">computing </text:span>clusters, <text:span text:style-name="T13">for</text:span><text:span text:style-name="T182"> NEC HPCE GmbH </text:span><text:span text:style-name="T13">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37"/>
          </table:table-cell>
          <table:table-cell table:style-name="WorkExperience.A1" office:value-type="string">
            <text:p text:style-name="P58">Wrote Python and bash scripts for configuring, deploying, and administrating LXFS installations: Lustre and lnet configuration (MGS, MDS, OSS, clients); <text:span text:style-name="T169">r</text:span>edundant NFS exports; Nagios, Ganglia, and collectl monitoring; Heartbeat/Linux-HA services for failover; Promise RAID devices; <text:span text:style-name="T169">n</text:span>etwork interfaces (Infiniband, bonded Ethernet)</text:p>
            <text:list xml:id="list348494208" text:style-name="L5">
              <text:list-header>
                <text:p text:style-name="P152">Finished two major LXFS releases, used in numerous deployments</text:p>
                <text:p text:style-name="P147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1"/>
          </table:table-cell>
        </table:table-row>
        <table:table-row>
          <table:table-cell table:style-name="WorkExperience.A1" office:value-type="string">
            <text:p text:style-name="P19"><text:span text:style-name="T194">0</text:span>1/2009 – <text:span text:style-name="T194">0</text:span>7/2010</text:p>
          </table:table-cell>
          <table:table-cell table:style-name="WorkExperience.A1" office:value-type="string">
            <text:p text:style-name="P121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3"> NEC HPCE GmbH</text:span><text:span text:style-name="T13"> / </text:span><text:span text:style-name="T15">Stuttgart, Germany</text:span></text:p>
          </table:table-cell>
        </table:table-row>
        <table:table-row>
          <table:table-cell table:style-name="WorkExperience.A1" office:value-type="string">
            <text:p text:style-name="P38"/>
          </table:table-cell>
          <table:table-cell table:style-name="WorkExperience.A1" office:value-type="string">
            <text:p text:style-name="P57">Designed, implemented, and tested the XtreemFS userspace client:</text:p>
            <text:list xml:id="list1931189323" text:style-name="L6">
              <text:list-item>
                <text:p text:style-name="P150">FUSE and Dokan (Windows FUSE-like library) interfaces</text:p>
              </text:list-item>
              <text:list-item>
                <text:p text:style-name="P150">Multiple pipelined ONC-RPC streams to a a single server</text:p>
              </text:list-item>
              <text:list-item>
                <text:p text:style-name="P150">Staged, event-driven concurrency for robust performance under load</text:p>
              </text:list-item>
              <text:list-item>
                <text:p text:style-name="P150">Close-to-open file caching with per-file page sizes</text:p>
              </text:list-item>
              <text:list-item>
                <text:p text:style-name="P150">Automatic failover between file replicas on timeout</text:p>
              </text:list-item>
              <text:list-item>
                <text:p text:style-name="P150">Heavily benchmarked under different I/O loads (iobench, dbench, metadata benchmarks)</text:p>
                <text:p text:style-name="P153">Finished two major XtreemFS releases, both used in production</text:p>
                <text:p text:style-name="P148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3" office:value-type="string">
            <text:p text:style-name="P108">Teaching Experience</text:p>
          </table:table-cell>
        </table:table-row>
        <table:table-row>
          <table:table-cell table:style-name="Table2.A2" office:value-type="string">
            <text:p text:style-name="P26"><text:span text:style-name="T195">0</text:span>2/2014 – <text:span text:style-name="T195">0</text:span>4/2014</text:p>
          </table:table-cell>
          <table:table-cell table:style-name="Table2.B3" office:value-type="string">
            <text:p text:style-name="P122"><text:span text:style-name="T1">SQL Fundamentals and Python Fundamentals workshops for Ph.D. students and post-doctoral researchers in the natural sciences </text:span><text:span text:style-name="T17">at</text:span><text:span text:style-name="T6"> </text:span><text:span text:style-name="T7">Iowa State University</text:span><text:span text:style-name="T199"> / Ames, IA</text:span></text:p>
          </table:table-cell>
        </table:table-row>
        <table:table-row>
          <table:table-cell table:style-name="Table2.A3" office:value-type="string">
            <text:p text:style-name="P25"><text:span text:style-name="T196">01/</text:span>2002 – <text:span text:style-name="T196">05/</text:span>2004</text:p>
          </table:table-cell>
          <table:table-cell table:style-name="Table2.B3" office:value-type="string">
            <text:p text:style-name="P124"><text:span text:style-name="T1">Technical supervision of Masters' theses </text:span><text:span text:style-name="T17">at </text:span><text:span text:style-name="T1">Oklahoma State University</text:span> / Tulsa, OK</text:p>
          </table:table-cell>
        </table:table-row>
        <table:table-row>
          <table:table-cell table:style-name="Table2.A4" office:value-type="string">
            <text:p text:style-name="P25">01/2002 – 03/2002</text:p>
          </table:table-cell>
          <table:table-cell table:style-name="Table2.B4" office:value-type="string">
            <text:p text:style-name="P124"><text:span text:style-name="T1">Mathematics tutoring for 6th and 7th graders </text:span><text:span text:style-name="T8">at</text:span><text:span text:style-name="T1"> Tulsa Public Schools</text:span> / Tulsa, O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3-31T11:45:45.131000000</dc:date>
    <meta:editing-duration>P1DT13H32M2S</meta:editing-duration>
    <meta:editing-cycles>1075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82" meta:word-count="1808" meta:character-count="12979" meta:non-whitespace-character-count="11364"/>
  </office:meta>
</office:document-meta>
</file>